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0pt" officeooo:rsid="0000a89f" officeooo:paragraph-rsid="0000a89f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40pt" officeooo:rsid="0000a89f" officeooo:paragraph-rsid="0000a89f" style:font-size-asian="40pt" style:font-size-complex="40pt"/>
    </style:style>
    <style:style style:name="T1" style:family="text">
      <style:text-properties officeooo:rsid="0000a89f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MAIRE</text:p>
      <text:p text:style-name="P2"><text:span text:style-name="T2"/></text:p>
      <text:p text:style-name="P2"><text:span text:style-name="T2">Introduction……………………………………………………………………………………………………...page.2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oft-page-break/>INTRODUCTION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0a89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4-05-31T03:42:27.962000000</dc:date>
    <meta:editing-duration>PT5S</meta:editing-duration>
    <meta:editing-cycles>1</meta:editing-cycles>
    <meta:document-statistic meta:table-count="0" meta:image-count="0" meta:object-count="0" meta:page-count="2" meta:paragraph-count="4" meta:word-count="5" meta:character-count="87" meta:non-whitespace-character-count="84"/>
  </office:meta>
</office:document-meta>
</file>